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40267" officeooo:paragraph-rsid="00140267" style:font-size-asian="22pt" style:font-weight-asian="bold" style:font-size-complex="22pt" style:font-weight-complex="bold"/>
    </style:style>
    <style:style style:name="P2" style:family="paragraph" style:parent-style-name="Standard">
      <style:paragraph-properties style:line-height-at-least="0.198in"/>
      <style:text-properties fo:font-size="22pt" fo:font-weight="bold" officeooo:paragraph-rsid="00181074" style:font-size-asian="22pt" style:font-weight-asian="bold" style:font-size-complex="22pt" style:font-weight-complex="bold"/>
    </style:style>
    <style:style style:name="P3" style:family="paragraph" style:parent-style-name="Standard">
      <style:paragraph-properties style:line-height-at-least="0.198in"/>
      <style:text-properties fo:font-size="22pt" fo:font-weight="bold" officeooo:paragraph-rsid="00199bb3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line-height-at-least="0.198in"/>
      <style:text-properties fo:font-size="22pt" style:font-size-asian="22pt" style:font-size-complex="22pt"/>
    </style:style>
    <style:style style:name="P5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20pt" fo:font-weight="normal" officeooo:rsid="00140267" officeooo:paragraph-rsid="00140267" fo:background-color="#1f1f1f" style:font-size-asian="20pt" style:font-weight-asian="bold" style:font-size-complex="20pt" style:font-weight-complex="bold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officeooo:paragraph-rsid="0015ee50" fo:background-color="#1f1f1f" style:font-size-asian="20pt" style:font-weight-asian="bold" style:font-size-complex="20pt" style:font-weight-complex="bold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fo:background-color="#1f1f1f" style:font-size-asian="20pt" style:font-size-complex="20pt"/>
    </style:style>
    <style:style style:name="P9" style:family="paragraph" style:parent-style-name="Standard">
      <style:paragraph-properties style:line-height-at-least="0.198in"/>
      <style:text-properties fo:color="#cccccc" loext:opacity="100%" style:font-name="Droid Sans Mono" fo:font-size="20pt" fo:font-weight="normal" officeooo:rsid="001661db" officeooo:paragraph-rsid="001661db" fo:background-color="#1f1f1f" style:font-size-asian="20pt" style:font-size-complex="20pt"/>
    </style:style>
    <style:style style:name="P10" style:family="paragraph" style:parent-style-name="Standard">
      <style:text-properties fo:color="#cccccc" loext:opacity="100%" style:font-name="Droid Sans Mono" fo:font-size="18pt" fo:font-weight="normal" officeooo:rsid="00140267" officeooo:paragraph-rsid="00140267" fo:background-color="#1f1f1f" style:font-size-asian="18pt" style:font-weight-asian="bold" style:font-size-complex="18pt" style:font-weight-complex="bold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paragraph-rsid="0015ee50" fo:background-color="#1f1f1f" style:font-size-asian="18pt" style:font-weight-asian="bold" style:font-size-complex="18pt" style:font-weight-complex="bold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rsid="00199bb3" officeooo:paragraph-rsid="00199bb3" fo:background-color="#1f1f1f" style:font-size-asian="18pt" style:font-size-complex="18pt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fo:background-color="#1f1f1f" style:font-size-asian="22pt" style:font-size-complex="22pt"/>
    </style:style>
    <style:style style:name="P15" style:family="paragraph" style:parent-style-name="Standard">
      <style:paragraph-properties style:line-height-at-least="0.198in"/>
      <style:text-properties fo:color="#cccccc" loext:opacity="100%" style:font-name="Droid Sans Mono" fo:font-size="22pt" fo:font-weight="normal" officeooo:rsid="00199bb3" officeooo:paragraph-rsid="00199bb3" fo:background-color="#1f1f1f" style:font-size-asian="22pt" style:font-size-complex="22pt"/>
    </style:style>
    <style:style style:name="P16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officeooo:paragraph-rsid="00199bb3" fo:background-color="#1f1f1f" style:font-size-asian="21pt" style:font-weight-asian="bold" style:font-size-complex="21pt" style:font-weight-complex="bold"/>
    </style:style>
    <style:style style:name="P17" style:family="paragraph" style:parent-style-name="Standard">
      <style:paragraph-properties style:line-height-at-least="0.198in"/>
      <style:text-properties fo:color="#cccccc" loext:opacity="100%" style:font-name="Droid Sans Mono" fo:font-size="21pt" fo:font-weight="normal" fo:background-color="#1f1f1f" style:font-size-asian="21pt" style:font-size-complex="21pt"/>
    </style:style>
    <style:style style:name="P18" style:family="paragraph" style:parent-style-name="Standard">
      <style:paragraph-properties style:line-height-at-least="0.198in"/>
      <style:text-properties fo:color="#d4d4d4" loext:opacity="100%" style:font-name="Droid Sans Mono" fo:font-size="20pt" fo:font-weight="normal" fo:background-color="#1f1f1f" style:font-size-asian="20pt" style:font-size-complex="20pt"/>
    </style:style>
    <style:style style:name="P19" style:family="paragraph" style:parent-style-name="Standard">
      <style:paragraph-properties style:line-height-at-least="0.198in"/>
      <style:text-properties fo:color="#d4d4d4" loext:opacity="100%" style:font-name="Droid Sans Mono" fo:font-size="20pt" fo:font-weight="normal" officeooo:rsid="001661db" officeooo:paragraph-rsid="001661db" fo:background-color="#1f1f1f" style:font-size-asian="20pt" style:font-size-complex="20pt"/>
    </style:style>
    <style:style style:name="P20" style:family="paragraph" style:parent-style-name="Standard">
      <style:paragraph-properties style:line-height-at-least="0.198in"/>
      <style:text-properties fo:color="#d4d4d4" loext:opacity="100%" style:font-name="Droid Sans Mono" fo:font-size="22pt" fo:font-weight="normal" fo:background-color="#1f1f1f" style:font-size-asian="22pt" style:font-size-complex="22pt"/>
    </style:style>
    <style:style style:name="P21" style:family="paragraph" style:parent-style-name="Standard">
      <style:paragraph-properties style:line-height-at-least="0.198in"/>
      <style:text-properties fo:color="#d4d4d4" loext:opacity="100%" style:font-name="Droid Sans Mono" fo:font-size="21pt" fo:font-weight="normal" fo:background-color="#1f1f1f" style:font-size-asian="21pt" style:font-size-complex="21pt"/>
    </style:style>
    <style:style style:name="P22" style:family="paragraph" style:parent-style-name="Standard">
      <style:paragraph-properties style:line-height-at-least="0.198in"/>
      <style:text-properties fo:font-size="20pt" fo:font-weight="bold" officeooo:paragraph-rsid="0015ee50" style:font-size-asian="20pt" style:font-weight-asian="bold" style:font-size-complex="20pt" style:font-weight-complex="bold"/>
    </style:style>
    <style:style style:name="P23" style:family="paragraph" style:parent-style-name="Standard">
      <style:paragraph-properties style:line-height-at-least="0.198in"/>
      <style:text-properties fo:color="#569cd6" loext:opacity="100%" style:font-name="Droid Sans Mono" fo:font-size="22pt" fo:font-weight="normal" officeooo:paragraph-rsid="00181074" fo:background-color="#1f1f1f" style:font-size-asian="22pt" style:font-weight-asian="bold" style:font-size-complex="22pt" style:font-weight-complex="bold"/>
    </style:style>
    <style:style style:name="P24" style:family="paragraph" style:parent-style-name="Standard">
      <style:paragraph-properties style:line-height-at-least="0.198in"/>
      <style:text-properties fo:color="#6a9955" loext:opacity="100%" style:font-name="Droid Sans Mono" fo:font-size="22pt" fo:font-weight="normal" fo:background-color="#1f1f1f" style:font-size-asian="22pt" style:font-size-complex="22pt"/>
    </style:style>
    <style:style style:name="P25" style:family="paragraph" style:parent-style-name="Standard">
      <style:paragraph-properties style:line-height-at-least="0.198in"/>
      <style:text-properties fo:font-size="21pt" fo:font-weight="bold" officeooo:paragraph-rsid="00199bb3" style:font-size-asian="21pt" style:font-weight-asian="bold" style:font-size-complex="21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officeooo:rsid="0015ee50"/>
    </style:style>
    <style:style style:name="T3" style:family="text">
      <style:text-properties fo:color="#d4d4d4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f4474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8"/>Database query Builder</text:p>
      <text:p text:style-name="P1"/>
      <text:p text:style-name="P1">Create queries and running database queries</text:p>
      <text:p text:style-name="P1"/>
      <text:p text:style-name="P6"><text:span text:style-name="T2">u</text:span><text:span text:style-name="T1">se</text:span><text:span text:style-name="T3"> Illuminate\Support\Facades\</text:span><text:span text:style-name="T4">DB</text:span><text:span text:style-name="T3">;</text:span></text:p>
      <text:p text:style-name="P6"/>
      <text:p text:style-name="P6"><text:span text:style-name="T1">public</text:span><text:span text:style-name="T3"> </text:span><text:span text:style-name="T1">function</text:span><text:span text:style-name="T3"> </text:span><text:span text:style-name="T5">show</text:span><text:span text:style-name="T3">() {</text:span></text:p>
      <text:p text:style-name="P8"><text:span text:style-name="T6">$todos</text:span><text:span text:style-name="T3"> = </text:span><text:span text:style-name="T4">DB</text:span><text:span text:style-name="T3">::</text:span><text:span text:style-name="T5">table</text:span><text:span text:style-name="T3">(</text:span><text:span text:style-name="T7">'todos'</text:span><text:span text:style-name="T3">)-&gt;</text:span><text:span text:style-name="T5">get</text:span><text:span text:style-name="T3">();</text:span></text:p>
      <text:p text:style-name="P8"><text:span text:style-name="T8">return</text:span><text:span text:style-name="T3"> </text:span><text:span text:style-name="T5">view</text:span><text:span text:style-name="T3">(</text:span><text:span text:style-name="T7">'home'</text:span><text:span text:style-name="T3">,[</text:span><text:span text:style-name="T7">'data'</text:span><text:span text:style-name="T3">=&gt; </text:span><text:span text:style-name="T6">$todos</text:span><text:span text:style-name="T3">]);</text:span></text:p>
      <text:p text:style-name="P18">}</text:p>
      <text:p text:style-name="P6"/>
      <text:p text:style-name="P10"/>
      <text:p text:style-name="P10"><text:span text:style-name="T9">&lt;</text:span><text:span text:style-name="T1">h1</text:span><text:span text:style-name="T9">&gt;</text:span>Fetch Data using model<text:span text:style-name="T9">&lt;/</text:span><text:span text:style-name="T1">h1</text:span><text:span text:style-name="T9">&gt;</text:span></text:p>
      <text:p text:style-name="P12"><text:span text:style-name="T9">&lt;</text:span><text:span text:style-name="T1">h1</text:span><text:span text:style-name="T9">&gt;</text:span>Todo<text:span text:style-name="T9">&lt;/</text:span><text:span text:style-name="T1">h1</text:span><text:span text:style-name="T9">&gt;</text:span></text:p>
      <text:p text:style-name="P12"><text:span text:style-name="T9">&lt;</text:span><text:span text:style-name="T1">table</text:span> <text:span text:style-name="T10">border</text:span> = <text:span text:style-name="T7">1</text:span><text:span text:style-name="T9">&gt;</text:span></text:p>
      <text:p text:style-name="P12"><text:span text:style-name="T9">&lt;</text:span><text:span text:style-name="T1">tr</text:span><text:span text:style-name="T9">&gt;</text:span></text:p>
      <text:p text:style-name="P12"><text:span text:style-name="T9">&lt;</text:span><text:span text:style-name="T1">th</text:span><text:span text:style-name="T9">&gt;</text:span>Title<text:span text:style-name="T9">&lt;/</text:span><text:span text:style-name="T1">th</text:span><text:span text:style-name="T9">&gt;</text:span></text:p>
      <text:p text:style-name="P12"><text:span text:style-name="T9">&lt;</text:span><text:span text:style-name="T1">th</text:span><text:span text:style-name="T9">&gt;</text:span>Description<text:span text:style-name="T9">&lt;/</text:span><text:span text:style-name="T1">th</text:span><text:span text:style-name="T9">&gt;</text:span></text:p>
      <text:p text:style-name="P12"><text:span text:style-name="T9">&lt;/</text:span><text:span text:style-name="T1">tr</text:span><text:span text:style-name="T9">&gt;</text:span></text:p>
      <text:p text:style-name="P12">@foreach($data as $todo)</text:p>
      <text:p text:style-name="P12"><text:span text:style-name="T9">&lt;</text:span><text:span text:style-name="T1">tr</text:span><text:span text:style-name="T9">&gt;</text:span></text:p>
      <text:p text:style-name="P12"><text:span text:style-name="T9">&lt;</text:span><text:span text:style-name="T1">td</text:span><text:span text:style-name="T9">&gt;</text:span> {{$todo-&gt;title}} <text:span text:style-name="T9">&lt;/</text:span><text:span text:style-name="T1">td</text:span><text:span text:style-name="T9">&gt;</text:span></text:p>
      <text:p text:style-name="P12"><text:span text:style-name="T9">&lt;</text:span><text:span text:style-name="T1">td</text:span><text:span text:style-name="T9">&gt;</text:span> {{$todo-&gt;description}} <text:span text:style-name="T9">&lt;/</text:span><text:span text:style-name="T1">td</text:span><text:span text:style-name="T9">&gt;</text:span></text:p>
      <text:p text:style-name="P12"><text:span text:style-name="T9">&lt;/</text:span><text:span text:style-name="T1">tr</text:span><text:span text:style-name="T9">&gt;</text:span></text:p>
      <text:p text:style-name="P12">@endforeach</text:p>
      <text:p text:style-name="P12"/>
      <text:p text:style-name="P12"/>
      <text:p text:style-name="P1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Eloquent model query builder</text:p>
      <text:p text:style-name="P22"/>
      <text:p text:style-name="P11"><text:span text:style-name="T1">use</text:span><text:span text:style-name="T3"> App\Models\</text:span><text:span text:style-name="T4">Todo</text:span><text:span text:style-name="T3">;</text:span></text:p>
      <text:p text:style-name="P22"/>
      <text:p text:style-name="P7"><text:span text:style-name="T1">public</text:span><text:span text:style-name="T3"> </text:span><text:span text:style-name="T1">function</text:span><text:span text:style-name="T3"> </text:span><text:span text:style-name="T5">show</text:span><text:span text:style-name="T3">() {</text:span></text:p>
      <text:p text:style-name="P8"><text:span text:style-name="T6">$todos</text:span><text:span text:style-name="T3"> = </text:span><text:span text:style-name="T4">Todo</text:span><text:span text:style-name="T3">::</text:span><text:span text:style-name="T5">all</text:span><text:span text:style-name="T3">();</text:span></text:p>
      <text:p text:style-name="P8"><text:span text:style-name="T8">return</text:span><text:span text:style-name="T3"> </text:span><text:span text:style-name="T5">view</text:span><text:span text:style-name="T3">(</text:span><text:span text:style-name="T7">'home'</text:span><text:span text:style-name="T3">,[</text:span><text:span text:style-name="T7">'data'</text:span><text:span text:style-name="T3">=&gt; </text:span><text:span text:style-name="T6">$todos</text:span><text:span text:style-name="T3">]);</text:span></text:p>
      <text:p text:style-name="P18">}</text:p>
      <text:p text:style-name="P18"/>
      <text:p text:style-name="P19">also use get();</text:p>
      <text:p text:style-name="P19"/>
      <text:p text:style-name="P9"><text:span text:style-name="T6">$todos</text:span><text:span text:style-name="T3"> = </text:span><text:span text:style-name="T4">Todo</text:span><text:span text:style-name="T3">::</text:span><text:span text:style-name="T5">get</text:span><text:span text:style-name="T3">();</text:span></text:p>
      <text:p text:style-name="P9"/>
      <text:p text:style-name="P9"/>
      <text:p text:style-name="P2">Insert Data using Model</text:p>
      <text:p text:style-name="P2"/>
      <text:p text:style-name="P23">&lt;?php</text:p>
      <text:p text:style-name="P4"/>
      <text:p text:style-name="P14"><text:span text:style-name="T1">namespace</text:span><text:span text:style-name="T3"> </text:span><text:span text:style-name="T4">App\Http\Controllers</text:span><text:span text:style-name="T3">;</text:span></text:p>
      <text:p text:style-name="P14"><text:span text:style-name="T1">use</text:span><text:span text:style-name="T3"> Illuminate\Http\</text:span><text:span text:style-name="T4">Request</text:span><text:span text:style-name="T3">;</text:span></text:p>
      <text:p text:style-name="P14"><text:span text:style-name="T1">use</text:span><text:span text:style-name="T3"> App\Models\</text:span><text:span text:style-name="T4">Todo</text:span><text:span text:style-name="T3">;</text:span></text:p>
      <text:p text:style-name="P14"><text:span text:style-name="T1">class</text:span><text:span text:style-name="T3"> </text:span><text:span text:style-name="T4">ResourceController</text:span><text:span text:style-name="T3"> </text:span><text:span text:style-name="T1">extends</text:span><text:span text:style-name="T3"> </text:span><text:span text:style-name="T4">Controller</text:span></text:p>
      <text:p text:style-name="P20">{</text:p>
      <text:p text:style-name="P24">/**</text:p>
      <text:p text:style-name="P24">* Display a listing of the resourc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index</text:span><text:span text:style-name="T3">()</text:span></text:p>
      <text:p text:style-name="P20">{</text:p>
      <text:p text:style-name="P24"><text:soft-page-break/>//</text:p>
      <text:p text:style-name="P20">}</text:p>
      <text:p text:style-name="P4"/>
      <text:p text:style-name="P24">/**</text:p>
      <text:p text:style-name="P24">* Show the form for creating a new resourc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create</text:span><text:span text:style-name="T3">()</text:span></text:p>
      <text:p text:style-name="P20">{</text:p>
      <text:p text:style-name="P24">//</text:p>
      <text:p text:style-name="P20">}</text:p>
      <text:p text:style-name="P4"/>
      <text:p text:style-name="P24">/**</text:p>
      <text:p text:style-name="P24">* Store a newly created resource in storag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store</text:span><text:span text:style-name="T3">(</text:span><text:span text:style-name="T4">Request</text:span><text:span text:style-name="T3"> </text:span><text:span text:style-name="T6">$request</text:span><text:span text:style-name="T3">)</text:span></text:p>
      <text:p text:style-name="P20">{</text:p>
      <text:p text:style-name="P14"><text:span text:style-name="T6">$todos</text:span><text:span text:style-name="T3"> = </text:span><text:span text:style-name="T1">new</text:span><text:span text:style-name="T3"> </text:span><text:span text:style-name="T4">Todo</text:span><text:span text:style-name="T3">();</text:span></text:p>
      <text:p text:style-name="P14"><text:span text:style-name="T6">$todos</text:span><text:span text:style-name="T3">-&gt;</text:span><text:span text:style-name="T6">title</text:span><text:span text:style-name="T3"> = </text:span><text:span text:style-name="T6">$request</text:span><text:span text:style-name="T3">-&gt;</text:span><text:span text:style-name="T6">title</text:span><text:span text:style-name="T3">;</text:span></text:p>
      <text:p text:style-name="P14"><text:span text:style-name="T6">$todos</text:span><text:span text:style-name="T3">-&gt;</text:span><text:span text:style-name="T6">description</text:span><text:span text:style-name="T3"> = </text:span><text:span text:style-name="T6">$request</text:span><text:span text:style-name="T3">-&gt;</text:span><text:span text:style-name="T6">description</text:span><text:span text:style-name="T3">;</text:span></text:p>
      <text:p text:style-name="P14"><text:span text:style-name="T6">$todos</text:span><text:span text:style-name="T3">-&gt;</text:span><text:span text:style-name="T5">save</text:span><text:span text:style-name="T3">();</text:span></text:p>
      <text:p text:style-name="P14"><text:span text:style-name="T8">if</text:span><text:span text:style-name="T3">(</text:span><text:span text:style-name="T6">$todos</text:span><text:span text:style-name="T3">) {</text:span></text:p>
      <text:p text:style-name="P14"><text:span text:style-name="T5">echo</text:span><text:span text:style-name="T3"> </text:span><text:span text:style-name="T7">"record added successfully"</text:span><text:span text:style-name="T3">;</text:span></text:p>
      <text:p text:style-name="P14"><text:span text:style-name="T3">}</text:span><text:span text:style-name="T8">else</text:span><text:span text:style-name="T3"> {</text:span></text:p>
      <text:p text:style-name="P14"><text:span text:style-name="T5">echo</text:span><text:span text:style-name="T3"> </text:span><text:span text:style-name="T7">"Something went wrong"</text:span><text:span text:style-name="T3">;</text:span></text:p>
      <text:p text:style-name="P20">}</text:p>
      <text:p text:style-name="P20"><text:soft-page-break/>}</text:p>
      <text:p text:style-name="P4"/>
      <text:p text:style-name="P24">/**</text:p>
      <text:p text:style-name="P24">* Display the specified resourc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show</text:span><text:span text:style-name="T3">(</text:span><text:span text:style-name="T1">string</text:span><text:span text:style-name="T3"> </text:span><text:span text:style-name="T6">$id</text:span><text:span text:style-name="T3">)</text:span></text:p>
      <text:p text:style-name="P20">{</text:p>
      <text:p text:style-name="P24">//</text:p>
      <text:p text:style-name="P20">}</text:p>
      <text:p text:style-name="P4"/>
      <text:p text:style-name="P24">/**</text:p>
      <text:p text:style-name="P24">* Show the form for editing the specified resourc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edit</text:span><text:span text:style-name="T3">(</text:span><text:span text:style-name="T1">string</text:span><text:span text:style-name="T3"> </text:span><text:span text:style-name="T6">$id</text:span><text:span text:style-name="T3">)</text:span></text:p>
      <text:p text:style-name="P20">{</text:p>
      <text:p text:style-name="P24">//</text:p>
      <text:p text:style-name="P20">}</text:p>
      <text:p text:style-name="P4"/>
      <text:p text:style-name="P24">/**</text:p>
      <text:p text:style-name="P24">* Update the specified resource in storag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update</text:span><text:span text:style-name="T3">(</text:span><text:span text:style-name="T4">Request</text:span><text:span text:style-name="T3"> </text:span><text:span text:style-name="T6">$request</text:span><text:span text:style-name="T3">, </text:span><text:span text:style-name="T1">string</text:span><text:span text:style-name="T3"> </text:span><text:span text:style-name="T6">$id</text:span><text:span text:style-name="T3">)</text:span></text:p>
      <text:p text:style-name="P20">{</text:p>
      <text:p text:style-name="P24">//</text:p>
      <text:p text:style-name="P20">}</text:p>
      <text:p text:style-name="P4"/>
      <text:p text:style-name="P24"><text:soft-page-break/>/**</text:p>
      <text:p text:style-name="P24">* Remove the specified resource from storage.</text:p>
      <text:p text:style-name="P24">*/</text:p>
      <text:p text:style-name="P14"><text:span text:style-name="T1">public</text:span><text:span text:style-name="T3"> </text:span><text:span text:style-name="T1">function</text:span><text:span text:style-name="T3"> </text:span><text:span text:style-name="T5">destroy</text:span><text:span text:style-name="T3">(</text:span><text:span text:style-name="T1">string</text:span><text:span text:style-name="T3"> </text:span><text:span text:style-name="T6">$id</text:span><text:span text:style-name="T3">)</text:span></text:p>
      <text:p text:style-name="P20">{</text:p>
      <text:p text:style-name="P24">//</text:p>
      <text:p text:style-name="P20">}</text:p>
      <text:p text:style-name="P20">}</text:p>
      <text:p text:style-name="P14"/>
      <text:p text:style-name="P14"/>
      <text:p text:style-name="P15">ResourceController Route:</text:p>
      <text:p text:style-name="P13"/>
      <text:p text:style-name="P13"><text:span text:style-name="T4">Route</text:span><text:span text:style-name="T3">::</text:span><text:span text:style-name="T5">view</text:span><text:span text:style-name="T3">(</text:span><text:span text:style-name="T7">'home'</text:span><text:span text:style-name="T3">,</text:span><text:span text:style-name="T7">'home'</text:span><text:span text:style-name="T3">);</text:span></text:p>
      <text:p text:style-name="P12"><text:span text:style-name="T4">Route</text:span><text:span text:style-name="T3">::</text:span><text:span text:style-name="T5">resource</text:span><text:span text:style-name="T3">(</text:span><text:span text:style-name="T7">'home'</text:span><text:span text:style-name="T3">,</text:span><text:span text:style-name="T4">ResourceController</text:span><text:span text:style-name="T3">::</text:span><text:span text:style-name="T1">class</text:span><text:span text:style-name="T3">);</text:span></text:p>
      <text:p text:style-name="P12"/>
      <text:p text:style-name="P12"/>
      <text:p text:style-name="P3">Get and display data </text:p>
      <text:p text:style-name="P25"/>
      <text:p text:style-name="P16"><text:span text:style-name="T1">public</text:span><text:span text:style-name="T3"> </text:span><text:span text:style-name="T1">function</text:span><text:span text:style-name="T3"> </text:span><text:span text:style-name="T5">index</text:span><text:span text:style-name="T3">()</text:span></text:p>
      <text:p text:style-name="P21">{</text:p>
      <text:p text:style-name="P17"><text:span text:style-name="T6">$tododata</text:span><text:span text:style-name="T3"> = </text:span><text:span text:style-name="T4">Todo</text:span><text:span text:style-name="T3">::</text:span><text:span text:style-name="T5">get</text:span><text:span text:style-name="T3">();</text:span></text:p>
      <text:p text:style-name="P17"><text:span text:style-name="T8">return</text:span><text:span text:style-name="T3"> </text:span><text:span text:style-name="T5">view</text:span><text:span text:style-name="T3">(</text:span><text:span text:style-name="T7">'index'</text:span><text:span text:style-name="T3">, [</text:span><text:span text:style-name="T7">'data'</text:span><text:span text:style-name="T3"> =&gt; </text:span><text:span text:style-name="T6">$tododata</text:span><text:span text:style-name="T3">]);</text:span></text:p>
      <text:p text:style-name="P21">}</text:p>
      <text:p text:style-name="P3"/>
      <text:p text:style-name="P3"/>
      <text:p text:style-name="P12"/>
      <text:p text:style-name="P12"/>
      <text:p text:style-name="P12"/>
      <text:p text:style-name="P13"/>
      <text:p text:style-name="P2"><text:soft-page-break/></text:p>
      <text:p text:style-name="P22"/>
      <text:p text:style-name="P12"/>
      <text:p text:style-name="P12"/>
      <text:p text:style-name="P5"><text:line-break/></text:p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2:06:21.970510811</meta:creation-date>
    <dc:date>2024-09-16T17:57:44.357420673</dc:date>
    <meta:editing-duration>PT3H1M46S</meta:editing-duration>
    <meta:editing-cycles>1</meta:editing-cycles>
    <meta:document-statistic meta:table-count="0" meta:image-count="0" meta:object-count="0" meta:page-count="6" meta:paragraph-count="103" meta:word-count="246" meta:character-count="1747" meta:non-whitespace-character-count="1583"/>
    <meta:generator>LibreOffice/7.3.7.2$Linux_X86_64 LibreOffice_project/30$Build-2</meta:generator>
  </office:meta>
</office:document-meta>
</file>